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>
      <style:paragraph-properties style:writing-mode="lr-tb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 style:list-style-name="L2">
      <style:paragraph-properties style:writing-mode="lr-tb"/>
    </style:style>
    <style:style style:name="P9" style:family="paragraph" style:parent-style-name="Standard" style:list-style-name="L2">
      <style:paragraph-properties style:writing-mode="lr-tb"/>
      <style:text-properties style:text-underline-style="none" fo:font-weight="normal" style:font-weight-asian="normal" style:font-weight-complex="normal"/>
    </style:style>
    <style:style style:name="P10" style:family="paragraph" style:parent-style-name="Standard" style:list-style-name="L3">
      <style:paragraph-properties style:writing-mode="lr-tb"/>
      <style:text-properties style:text-underline-style="none" fo:font-weight="normal" style:font-weight-asian="normal" style:font-weight-complex="normal"/>
    </style:style>
    <style:style style:name="P11" style:family="paragraph" style:parent-style-name="Table_20_Contents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tab/><text:tab/><text:tab/><text:tab/></text:span><text:span text:style-name="T1">Release Notes </text:span></text:p>
      <text:p text:style-name="Standard"/>
      <text:p text:style-name="Standard"><text:span text:style-name="T1">Application:</text:span> VBooks </text:p>
      <text:p text:style-name="P4"><text:span text:style-name="T1">Version:</text:span> v1.0 </text:p>
      <text:p text:style-name="Standard">Branch Name: <text:s/>v-books-1.0</text:p>
      <text:p text:style-name="Standard">Svn Revision : <text:s/>3277</text:p>
      <text:p text:style-name="P4"><text:span text:style-name="T1">Date of Release:</text:span> 17/11/2013</text:p>
      <text:p text:style-name="Standard"/>
      <text:p text:style-name="P2">System Requirements </text:p>
      <text:p text:style-name="Standard"/>
      <text:p text:style-name="Standard">Web Server<text:tab/> <text:s text:c="4"/><text:tab/>: Tomcat 6.0.36 </text:p>
      <text:p text:style-name="Standard">Operating System <text:s text:c="6"/>: Linux Platforms(Ubuntu/Fedora/Red Hat), </text:p>
      <text:p text:style-name="Standard"><text:tab/><text:tab/> <text:s text:c="13"/>Windows </text:p>
      <text:p text:style-name="Standard">Datase Server<text:tab/> <text:s text:c="4"/><text:tab/>: MYSQL 5.5 </text:p>
      <text:p text:style-name="Standard">Build tool <text:s/><text:tab/> <text:s/><text:tab/>: Apache Maven 3.0.4 </text:p>
      <text:p text:style-name="Standard">JDK<text:tab/><text:tab/> <text:s/><text:tab/>: 1.7.0_02 </text:p>
      <text:p text:style-name="Standard">Messaging Server <text:s text:c="6"/>: ActiveMQ 5.5.1 Message Server<text:tab/><text:tab/> </text:p>
      <text:p text:style-name="Standard">Browser Compatibility: Mozilla, Chrome, IE.</text:p>
      <text:p text:style-name="Standard"/>
      <text:p text:style-name="P2">Features included in this version/build </text:p>
      <text:list xml:id="list3792650771" text:style-name="L1">
        <text:list-item>
          <text:p text:style-name="P11">Organization</text:p>
        </text:list-item>
        <text:list-item>
          <text:p text:style-name="P11">Employee</text:p>
        </text:list-item>
        <text:list-item>
          <text:p text:style-name="P11">Product</text:p>
        </text:list-item>
        <text:list-item>
          <text:p text:style-name="P11">Customer</text:p>
        </text:list-item>
        <text:list-item>
          <text:p text:style-name="P11">Accounts</text:p>
        </text:list-item>
        <text:list-item>
          <text:p text:style-name="P11">MySales</text:p>
        </text:list-item>
        <text:list-item>
          <text:p text:style-name="P11">Dashboard</text:p>
          <text:p text:style-name="P11"/>
        </text:list-item>
      </text:list>
      <text:p text:style-name="Standard"/>
      <text:p text:style-name="Standard"/>
      <text:p text:style-name="P2">Bugs Resolved in this version/build </text:p>
      <text:p text:style-name="P3"><text:tab/>N/A</text:p>
      <text:p text:style-name="P2"/>
      <text:p text:style-name="P2">Deployment Instructions </text:p>
      <text:p text:style-name="Standard"><text:tab/>Refer the document: V-BooksDeploymentSteps.doc.</text:p>
      <text:p text:style-name="Standard"/>
      <text:p text:style-name="P7">Known Issues </text:p>
      <text:p text:style-name="P5"/>
      <text:list xml:id="list202494045" text:style-name="L2">
        <text:list-item>
          <text:p text:style-name="P8">Dashboard - Alerts - Alerts History: </text:p>
          <text:list>
            <text:list-item>
              <text:p text:style-name="P8">Search Criteria </text:p>
            </text:list-item>
          </text:list>
        </text:list-item>
        <text:list-item>
          <text:p text:style-name="P8"><text:tab/>End Date is allowing to enter older date than Start Date</text:p>
        </text:list-item>
        <text:list-item>
          <text:p text:style-name="P9">Accounts </text:p>
          <text:list>
            <text:list-item>
              <text:p text:style-name="P9">Allot stock - Update </text:p>
              <text:list>
                <text:list-item>
                  <text:p text:style-name="P9"><text:s/>Continous updates on single product may cause an issue.<text:tab/> </text:p>
                </text:list-item>
              </text:list>
            </text:list-item>
          </text:list>
        </text:list-item>
        <text:list-item>
          <text:p text:style-name="P9">Alerts Notifications are displaying twice some times.</text:p>
          <text:p text:style-name="P9"/>
        </text:list-item>
      </text:list>
      <text:list xml:id="list831226317" text:style-name="L3">
        <text:list-header>
          <text:p text:style-name="P10"><text:soft-page-break/></text:p>
        </text:list-header>
      </text:list>
      <text:p text:style-name="P2">Release Notes History </text:p>
      <text:p text:style-name="Standard"><text:tab/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WenQuanYi Micro Hei1" style:font-name-complex="DejaVu Sans Mono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2" text:anchor-type="as-char" svg:width="5.971cm" svg:height="0.691cm" draw:z-index="1"><draw:image xlink:href="Pictures/100002010000035F000000EE03C7DE92.png" xlink:type="simple" xlink:show="embed" xlink:actuate="onLoad"/></draw:frame></text:p>
      </style:header>
      <style:footer>
        <text:p text:style-name="Footer"><text:tab/> 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3-09-02T10:06:55</meta:creation-date>
    <dc:date>2014-02-10T12:58:41</dc:date>
    <dc:creator>jaipal </dc:creator>
    <meta:editing-duration>PT18H30M46S</meta:editing-duration>
    <meta:editing-cycles>251</meta:editing-cycles>
    <meta:generator>LibreOffice/3.4$Unix LibreOffice_project/340m1$Build-402</meta:generator>
    <meta:document-statistic meta:table-count="0" meta:image-count="1" meta:object-count="0" meta:page-count="2" meta:paragraph-count="39" meta:word-count="145" meta:character-count="1008" meta:non-whitespace-character-count="826"/>
  </office:meta>
</office:document-meta>
</file>